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 Cyr" fo:font-size="10pt" fo:font-style="italic" fo:text-shadow="none" style:text-underline-style="none" fo:font-weight="normal" style:font-size-asian="10pt" style:font-style-asian="italic" style:font-weight-asian="normal" style:font-name-complex="Arial Cyr" style:font-size-complex="10pt" style:font-style-complex="italic" style:font-weight-complex="normal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 Cyr" fo:font-size="10pt" fo:font-style="italic" fo:text-shadow="none" style:text-underline-style="none" fo:font-weight="normal" style:font-size-asian="10pt" style:font-style-asian="italic" style:font-weight-asian="normal" style:font-name-complex="Arial Cyr" style:font-size-complex="10pt" style:font-style-complex="italic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font-name="Arial Cyr" fo:font-size="10pt" fo:font-style="italic" fo:text-shadow="none" style:text-underline-style="none" fo:font-weight="normal" style:font-size-asian="10pt" style:font-style-asian="italic" style:font-weight-asian="normal" style:font-name-complex="Arial Cyr" style:font-size-complex="10pt" style:font-style-complex="italic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>
            <text:p>area</text:p>
          </table:table-cell>
          <table:table-cell office:value-type="string">
            <text:p>tidal_zone</text:p>
          </table:table-cell>
          <table:table-cell office:value-type="string">
            <text:p>sample</text:p>
          </table:table-cell>
          <table:table-cell office:value-type="string">
            <text:p>square</text:p>
          </table:table-cell>
          <table:table-cell table:style-name="Default" office:value-type="string">
            <text:p>N.indd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middle</text:p>
          </table:table-cell>
          <table:table-cell office:value-type="string">
            <text:p>Ls1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middle</text:p>
          </table:table-cell>
          <table:table-cell office:value-type="string">
            <text:p>Ls2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middle</text:p>
          </table:table-cell>
          <table:table-cell office:value-type="string">
            <text:p>Ls3</text:p>
          </table:table-cell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middle</text:p>
          </table:table-cell>
          <table:table-cell office:value-type="string">
            <text:p>Ls4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middle</text:p>
          </table:table-cell>
          <table:table-cell office:value-type="string">
            <text:p>Ls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middle</text:p>
          </table:table-cell>
          <table:table-cell office:value-type="string">
            <text:p>Ls6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middle</text:p>
          </table:table-cell>
          <table:table-cell office:value-type="string">
            <text:p>Ls7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middle</text:p>
          </table:table-cell>
          <table:table-cell office:value-type="string">
            <text:p>Ls8</text:p>
          </table:table-cell>
          <table:table-cell office:value-type="float" office:value="20">
            <text:p>20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middle</text:p>
          </table:table-cell>
          <table:table-cell office:value-type="string">
            <text:p>Ls9</text:p>
          </table:table-cell>
          <table:table-cell office:value-type="float" office:value="20">
            <text:p>20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middle</text:p>
          </table:table-cell>
          <table:table-cell office:value-type="string">
            <text:p>Ls10</text:p>
          </table:table-cell>
          <table:table-cell office:value-type="float" office:value="20">
            <text:p>20</text:p>
          </table:table-cell>
          <table:table-cell table:style-name="ce2" office:value-type="float" office:value="106">
            <text:p>10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middle</text:p>
          </table:table-cell>
          <table:table-cell office:value-type="string">
            <text:p>Ls spat 1</text:p>
          </table:table-cell>
          <table:table-cell office:value-type="float" office:value="100">
            <text:p>100</text:p>
          </table:table-cell>
          <table:table-cell table:style-name="ce3" office:value-type="float" office:value="14">
            <text:p>1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middle</text:p>
          </table:table-cell>
          <table:table-cell office:value-type="string">
            <text:p>Ls spat 2</text:p>
          </table:table-cell>
          <table:table-cell office:value-type="float" office:value="100">
            <text:p>100</text:p>
          </table:table-cell>
          <table:table-cell table:style-name="ce3" office:value-type="float" office:value="66">
            <text:p>6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middle</text:p>
          </table:table-cell>
          <table:table-cell office:value-type="string">
            <text:p>Ls spat 3</text:p>
          </table:table-cell>
          <table:table-cell office:value-type="float" office:value="100">
            <text:p>100</text:p>
          </table:table-cell>
          <table:table-cell table:style-name="ce3" office:value-type="float" office:value="45">
            <text:p>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middle</text:p>
          </table:table-cell>
          <table:table-cell office:value-type="string">
            <text:p>Ls spat 4</text:p>
          </table:table-cell>
          <table:table-cell office:value-type="float" office:value="100">
            <text:p>100</text:p>
          </table:table-cell>
          <table:table-cell table:style-name="ce3" office:value-type="float" office:value="37">
            <text:p>3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middle</text:p>
          </table:table-cell>
          <table:table-cell office:value-type="string">
            <text:p>Ls spat 5</text:p>
          </table:table-cell>
          <table:table-cell office:value-type="float" office:value="100">
            <text:p>100</text:p>
          </table:table-cell>
          <table:table-cell table:style-name="ce3" office:value-type="float" office:value="40">
            <text:p>40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ow</text:p>
          </table:table-cell>
          <table:table-cell office:value-type="string">
            <text:p>Ln spat 1</text:p>
          </table:table-cell>
          <table:table-cell office:value-type="float" office:value="100">
            <text:p>100</text:p>
          </table:table-cell>
          <table:table-cell table:style-name="ce3" office:value-type="float" office:value="66">
            <text:p>6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ow</text:p>
          </table:table-cell>
          <table:table-cell office:value-type="string">
            <text:p>Ln spat 2</text:p>
          </table:table-cell>
          <table:table-cell office:value-type="float" office:value="100">
            <text:p>100</text:p>
          </table:table-cell>
          <table:table-cell table:style-name="ce3" office:value-type="float" office:value="69">
            <text:p>6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ow</text:p>
          </table:table-cell>
          <table:table-cell office:value-type="string">
            <text:p>Ln spat 3</text:p>
          </table:table-cell>
          <table:table-cell office:value-type="float" office:value="100">
            <text:p>100</text:p>
          </table:table-cell>
          <table:table-cell table:style-name="ce3" office:value-type="float" office:value="65">
            <text:p>6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ow</text:p>
          </table:table-cell>
          <table:table-cell office:value-type="string">
            <text:p>Ln spat 4</text:p>
          </table:table-cell>
          <table:table-cell office:value-type="float" office:value="100">
            <text:p>100</text:p>
          </table:table-cell>
          <table:table-cell table:style-name="ce3" office:value-type="float" office:value="50">
            <text:p>50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ow</text:p>
          </table:table-cell>
          <table:table-cell office:value-type="string">
            <text:p>Ln spat 5</text:p>
          </table:table-cell>
          <table:table-cell office:value-type="float" office:value="100">
            <text:p>100</text:p>
          </table:table-cell>
          <table:table-cell table:style-name="ce3" office:value-type="float" office:value="86">
            <text:p>8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ow</text:p>
          </table:table-cell>
          <table:table-cell office:value-type="string">
            <text:p>Ln1</text:p>
          </table:table-cell>
          <table:table-cell office:value-type="float" office:value="20">
            <text:p>20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ow</text:p>
          </table:table-cell>
          <table:table-cell office:value-type="string">
            <text:p>Ln2</text:p>
          </table:table-cell>
          <table:table-cell office:value-type="float" office:value="20">
            <text:p>20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ow</text:p>
          </table:table-cell>
          <table:table-cell office:value-type="string">
            <text:p>Ln3</text:p>
          </table:table-cell>
          <table:table-cell office:value-type="float" office:value="20">
            <text:p>20</text:p>
          </table:table-cell>
          <table:table-cell office:value-type="float" office:value="244">
            <text:p>24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ow</text:p>
          </table:table-cell>
          <table:table-cell office:value-type="string">
            <text:p>Ln4</text:p>
          </table:table-cell>
          <table:table-cell office:value-type="float" office:value="20">
            <text:p>20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ow</text:p>
          </table:table-cell>
          <table:table-cell office:value-type="string">
            <text:p>Ln5</text:p>
          </table:table-cell>
          <table:table-cell office:value-type="float" office:value="20">
            <text:p>20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ow</text:p>
          </table:table-cell>
          <table:table-cell office:value-type="string">
            <text:p>Ln6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ow</text:p>
          </table:table-cell>
          <table:table-cell office:value-type="string">
            <text:p>Ln7</text:p>
          </table:table-cell>
          <table:table-cell office:value-type="float" office:value="20">
            <text:p>20</text:p>
          </table:table-cell>
          <table:table-cell table:style-name="ce2" office:value-type="float" office:value="102">
            <text:p>10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ow</text:p>
          </table:table-cell>
          <table:table-cell office:value-type="string">
            <text:p>Ln8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ow</text:p>
          </table:table-cell>
          <table:table-cell office:value-type="string">
            <text:p>Ln9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ow</text:p>
          </table:table-cell>
          <table:table-cell office:value-type="string">
            <text:p>Ln10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subtidal</text:p>
          </table:table-cell>
          <table:table-cell office:value-type="string">
            <text:p>Lsub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subtidal</text:p>
          </table:table-cell>
          <table:table-cell office:value-type="string">
            <text:p>Lsub2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subtidal</text:p>
          </table:table-cell>
          <table:table-cell office:value-type="string">
            <text:p>Lsub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subtidal</text:p>
          </table:table-cell>
          <table:table-cell office:value-type="string">
            <text:p>Lsub4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subtidal</text:p>
          </table:table-cell>
          <table:table-cell office:value-type="string">
            <text:p>Lsub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subtidal</text:p>
          </table:table-cell>
          <table:table-cell office:value-type="string">
            <text:p>Lsub6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subtidal</text:p>
          </table:table-cell>
          <table:table-cell office:value-type="string">
            <text:p>Lsub7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subtidal</text:p>
          </table:table-cell>
          <table:table-cell office:value-type="string">
            <text:p>Lsub8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subtidal</text:p>
          </table:table-cell>
          <table:table-cell office:value-type="string">
            <text:p>Lsub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subtidal</text:p>
          </table:table-cell>
          <table:table-cell office:value-type="string">
            <text:p>Lsub10</text:p>
          </table:table-cell>
          <table:table-cell office:value-type="float" office:value="10">
            <text:p>10</text:p>
          </table:table-cell>
          <table:table-cell table:style-name="ce2" office:value-type="float" office:value="55">
            <text:p>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middle</text:p>
          </table:table-cell>
          <table:table-cell office:value-type="string">
            <text:p>Ss1</text:p>
          </table:table-cell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middle</text:p>
          </table:table-cell>
          <table:table-cell office:value-type="string">
            <text:p>Ss2</text:p>
          </table:table-cell>
          <table:table-cell office:value-type="float" office:value="10">
            <text:p>10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middle</text:p>
          </table:table-cell>
          <table:table-cell office:value-type="string">
            <text:p>Ss3</text:p>
          </table:table-cell>
          <table:table-cell office:value-type="float" office:value="10">
            <text:p>10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middle</text:p>
          </table:table-cell>
          <table:table-cell office:value-type="string">
            <text:p>Ss4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middle</text:p>
          </table:table-cell>
          <table:table-cell office:value-type="string">
            <text:p>Ss5</text:p>
          </table:table-cell>
          <table:table-cell office:value-type="float" office:value="10">
            <text:p>10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middle</text:p>
          </table:table-cell>
          <table:table-cell office:value-type="string">
            <text:p>Ss6</text:p>
          </table:table-cell>
          <table:table-cell office:value-type="float" office:value="10">
            <text:p>10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middle</text:p>
          </table:table-cell>
          <table:table-cell office:value-type="string">
            <text:p>Ss7</text:p>
          </table:table-cell>
          <table:table-cell office:value-type="float" office:value="10">
            <text:p>10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middle</text:p>
          </table:table-cell>
          <table:table-cell office:value-type="string">
            <text:p>Ss8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middle</text:p>
          </table:table-cell>
          <table:table-cell office:value-type="string">
            <text:p>Ss9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middle</text:p>
          </table:table-cell>
          <table:table-cell office:value-type="string">
            <text:p>Ss10</text:p>
          </table:table-cell>
          <table:table-cell office:value-type="float" office:value="10">
            <text:p>10</text:p>
          </table:table-cell>
          <table:table-cell table:style-name="ce2" office:value-type="float" office:value="94">
            <text:p>9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low_zostera</text:p>
          </table:table-cell>
          <table:table-cell office:value-type="string">
            <text:p>Sl1</text:p>
          </table:table-cell>
          <table:table-cell office:value-type="float" office:value="20">
            <text:p>20</text:p>
          </table:table-cell>
          <table:table-cell office:value-type="float" office:value="82">
            <text:p>8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low_zostera</text:p>
          </table:table-cell>
          <table:table-cell office:value-type="string">
            <text:p>Sl2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low_zostera</text:p>
          </table:table-cell>
          <table:table-cell office:value-type="string">
            <text:p>Sl3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low_zostera</text:p>
          </table:table-cell>
          <table:table-cell office:value-type="string">
            <text:p>Sl4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low_zostera</text:p>
          </table:table-cell>
          <table:table-cell office:value-type="string">
            <text:p>Sl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low_without_zostera</text:p>
          </table:table-cell>
          <table:table-cell office:value-type="string">
            <text:p>Sl6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low_without_zostera</text:p>
          </table:table-cell>
          <table:table-cell office:value-type="string">
            <text:p>Sl7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low_without_zostera</text:p>
          </table:table-cell>
          <table:table-cell office:value-type="string">
            <text:p>Sl8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low_without_zostera</text:p>
          </table:table-cell>
          <table:table-cell office:value-type="string">
            <text:p>Sl9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low_without_zostera</text:p>
          </table:table-cell>
          <table:table-cell office:value-type="string">
            <text:p>Sl1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middle</text:p>
          </table:table-cell>
          <table:table-cell office:value-type="string">
            <text:p>Ps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middle</text:p>
          </table:table-cell>
          <table:table-cell office:value-type="string">
            <text:p>Ps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middle</text:p>
          </table:table-cell>
          <table:table-cell office:value-type="string">
            <text:p>Ps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middle</text:p>
          </table:table-cell>
          <table:table-cell office:value-type="string">
            <text:p>Ps4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middle</text:p>
          </table:table-cell>
          <table:table-cell office:value-type="string">
            <text:p>Ps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middle</text:p>
          </table:table-cell>
          <table:table-cell office:value-type="string">
            <text:p>Ps6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middle</text:p>
          </table:table-cell>
          <table:table-cell office:value-type="string">
            <text:p>Ps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middle</text:p>
          </table:table-cell>
          <table:table-cell office:value-type="string">
            <text:p>Ps8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middle</text:p>
          </table:table-cell>
          <table:table-cell office:value-type="string">
            <text:p>Ps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middle</text:p>
          </table:table-cell>
          <table:table-cell office:value-type="string">
            <text:p>Ps10</text:p>
          </table:table-cell>
          <table:table-cell office:value-type="float" office:value="10">
            <text:p>10</text:p>
          </table:table-cell>
          <table:table-cell table:style-name="ce4" office:value-type="float" office:value="58">
            <text:p>58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n1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n2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n3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n4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n5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n6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n7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table:style-name="ce4" office:value-type="float" office:value="35">
            <text:p>3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n8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n9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n10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20">
            <text:p>20</text:p>
          </table:table-cell>
          <table:table-cell table:style-name="ce2" office:value-type="float" office:value="23">
            <text:p>23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office:value-type="float" office:value="20">
            <text:p>20</text:p>
          </table:table-cell>
          <table:table-cell table:style-name="ce2" office:value-type="float" office:value="18">
            <text:p>18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office:value-type="float" office:value="20">
            <text:p>20</text:p>
          </table:table-cell>
          <table:table-cell table:style-name="ce2" office:value-type="float" office:value="15">
            <text:p>1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20">
            <text:p>20</text:p>
          </table:table-cell>
          <table:table-cell table:style-name="ce2" office:value-type="float" office:value="41">
            <text:p>41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office:value-type="float" office:value="20">
            <text:p>20</text:p>
          </table:table-cell>
          <table:table-cell table:style-name="ce2" office:value-type="float" office:value="22">
            <text:p>22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6</text:p>
          </table:table-cell>
          <table:table-cell office:value-type="string">
            <text:p>middle</text:p>
          </table:table-cell>
          <table:table-cell office:value-type="float" office:value="20">
            <text:p>20</text:p>
          </table:table-cell>
          <table:table-cell table:style-name="ce2" office:value-type="float" office:value="12">
            <text:p>12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7</text:p>
          </table:table-cell>
          <table:table-cell office:value-type="string">
            <text:p>middle</text:p>
          </table:table-cell>
          <table:table-cell office:value-type="float" office:value="20">
            <text:p>20</text:p>
          </table:table-cell>
          <table:table-cell table:style-name="ce2" office:value-type="float" office:value="21">
            <text:p>21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8</text:p>
          </table:table-cell>
          <table:table-cell office:value-type="string">
            <text:p>middle</text:p>
          </table:table-cell>
          <table:table-cell office:value-type="float" office:value="20">
            <text:p>20</text:p>
          </table:table-cell>
          <table:table-cell table:style-name="ce2" office:value-type="float" office:value="30">
            <text:p>30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9</text:p>
          </table:table-cell>
          <table:table-cell office:value-type="string">
            <text:p>middle</text:p>
          </table:table-cell>
          <table:table-cell office:value-type="float" office:value="20">
            <text:p>20</text:p>
          </table:table-cell>
          <table:table-cell table:style-name="ce2" office:value-type="float" office:value="15">
            <text:p>1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0</text:p>
          </table:table-cell>
          <table:table-cell office:value-type="string">
            <text:p>middle</text:p>
          </table:table-cell>
          <table:table-cell office:value-type="float" office:value="20">
            <text:p>20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l1</text:p>
          </table:table-cell>
          <table:table-cell office:value-type="string">
            <text:p>low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l2</text:p>
          </table:table-cell>
          <table:table-cell office:value-type="string">
            <text:p>low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l3</text:p>
          </table:table-cell>
          <table:table-cell office:value-type="string">
            <text:p>low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l4</text:p>
          </table:table-cell>
          <table:table-cell office:value-type="string">
            <text:p>low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l5</text:p>
          </table:table-cell>
          <table:table-cell office:value-type="string">
            <text:p>low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l6</text:p>
          </table:table-cell>
          <table:table-cell office:value-type="string">
            <text:p>low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l7</text:p>
          </table:table-cell>
          <table:table-cell office:value-type="string">
            <text:p>low</text:p>
          </table:table-cell>
          <table:table-cell office:value-type="float" office:value="20">
            <text:p>20</text:p>
          </table:table-cell>
          <table:table-cell table:style-name="ce2" office:value-type="float" office:value="22">
            <text:p>22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l8</text:p>
          </table:table-cell>
          <table:table-cell office:value-type="string">
            <text:p>low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l9</text:p>
          </table:table-cell>
          <table:table-cell office:value-type="string">
            <text:p>low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l10</text:p>
          </table:table-cell>
          <table:table-cell office:value-type="string">
            <text:p>low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ub1</text:p>
          </table:table-cell>
          <table:table-cell office:value-type="string">
            <text:p>subtidal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ub2</text:p>
          </table:table-cell>
          <table:table-cell office:value-type="string">
            <text:p>subtidal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ub3</text:p>
          </table:table-cell>
          <table:table-cell office:value-type="string">
            <text:p>subtidal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ub4</text:p>
          </table:table-cell>
          <table:table-cell office:value-type="string">
            <text:p>subtidal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ub5</text:p>
          </table:table-cell>
          <table:table-cell office:value-type="string">
            <text:p>subtidal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ub6</text:p>
          </table:table-cell>
          <table:table-cell office:value-type="string">
            <text:p>subtidal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ub7</text:p>
          </table:table-cell>
          <table:table-cell office:value-type="string">
            <text:p>subtidal</text:p>
          </table:table-cell>
          <table:table-cell office:value-type="float" office:value="20">
            <text:p>20</text:p>
          </table:table-cell>
          <table:table-cell table:style-name="ce2" office:value-type="float" office:value="51">
            <text:p>51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ub8</text:p>
          </table:table-cell>
          <table:table-cell office:value-type="string">
            <text:p>subtidal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ub9</text:p>
          </table:table-cell>
          <table:table-cell office:value-type="string">
            <text:p>subtidal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ub10</text:p>
          </table:table-cell>
          <table:table-cell office:value-type="string">
            <text:p>subtidal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</table:table-row>
        <table:table-row table:style-name="ro1" table:number-rows-repeated="4"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 Cyr" svg:font-family="'Arial Cyr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р. </number:text>
    </number:number-style>
    <number:number-style style:name="N115P1" style:volatile="true">
      <number:text>-</number:text>
      <number:number number:decimal-places="0" number:min-integer-digits="1" number:grouping="true"/>
      <number:text>р. </number:text>
    </number:number-style>
    <number:number-style style:name="N115P2" style:volatile="true">
      <number:text> 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р. </number:text>
    </number:number-style>
    <number:number-style style:name="N117P1" style:volatile="true">
      <number:text>-</number:text>
      <number:number number:decimal-places="2" number:min-integer-digits="1" number:grouping="true"/>
      <number:text>р. </number:text>
    </number:number-style>
    <number:number-style style:name="N117P2" style:volatile="true">
      <number:text> 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10" number:min-integer-digits="1"/>
    </number:number-style>
    <number:number-style style:name="N131">
      <number:number number:decimal-places="9" number:min-integer-digits="1"/>
    </number:number-style>
    <number:number-style style:name="N132">
      <number:number number:decimal-places="8" number:min-integer-digits="1"/>
    </number:number-style>
    <number:number-style style:name="N133">
      <number:number number:decimal-places="7" number:min-integer-digits="1"/>
    </number:number-style>
    <number:number-style style:name="N134">
      <number:number number:decimal-places="6" number:min-integer-digits="1"/>
    </number:number-style>
    <number:number-style style:name="N135">
      <number:number number:decimal-places="5" number:min-integer-digits="1"/>
    </number:number-style>
    <number:number-style style:name="N136">
      <number:number number:decimal-places="4" number:min-integer-digits="1"/>
    </number:number-style>
    <number:number-style style:name="N137">
      <number:number number:decimal-places="3" number:min-integer-digits="1"/>
    </number:number-style>
    <number:date-style style:name="N138">
      <number:month/>
      <number:text>.</number:text>
      <number:day/>
      <number:text>.</number:text>
      <number:year number:style="long"/>
    </number:date-style>
    <number:currency-style style:name="N13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7-17T16:58:58</meta:creation-date>
    <dc:date>2014-07-18T15:49:52</dc:date>
    <dc:creator>Sophia Nazarova</dc:creator>
    <meta:editing-duration>PT22H45M4S</meta:editing-duration>
    <meta:editing-cycles>5</meta:editing-cycles>
    <meta:generator>LibreOffice/3.6$Linux_X86_64 LibreOffice_project/360m1$Build-2</meta:generator>
    <meta:document-statistic meta:table-count="1" meta:cell-count="555" meta:object-count="0"/>
  </office:meta>
</office:document-meta>
</file>